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7688618030466175535" text:style-name="L1">
        <text:list-item>
          <text:list>
            <text:list-header>
              <text:p text:style-name="P15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14">rested 6 minutes</text:p>
      <text:list xml:id="list2133987219591237589" text:style-name="L2">
        <text:list-item>
          <text:list>
            <text:list-header>
              <text:p text:style-name="P16"><text:span text:style-name="T1">Run: </text:span><text:s/>0.1 mile lead into a 2 mile run</text:p>
              <text:p text:style-name="P16">2 mile splits: <text:s/>8:21, 8:03</text:p>
              <text:p text:style-name="P16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1"><text:soft-page-break/>Sat Sept 15, 2018 <text:s/><text:span text:style-name="T1">3 miles <text:s/></text:span>Jogging</text:p>
      <text:p text:style-name="P13"/>
      <text:p text:style-name="P11">Sun Sept 16, 2018 <text:span text:style-name="T1">3 miles</text:span> <text:s/></text:p>
      <text:p text:style-name="P11">I ran 3 miles on hilly roads and grass. <text:s/></text:p>
      <text:p text:style-name="P11">Splits: 9:44, 9:46, 9:27</text:p>
      <text:p text:style-name="P11">Average pace: 9: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9-16T16:05:23.29</dc:date>
    <dc:creator>James  Lombardi</dc:creator>
    <meta:editing-duration>P5DT9H23M12S</meta:editing-duration>
    <meta:editing-cycles>432</meta:editing-cycles>
    <meta:generator>OpenOffice/4.1.2$Win32 OpenOffice.org_project/412m3$Build-9782</meta:generator>
    <meta:document-statistic meta:table-count="0" meta:image-count="0" meta:object-count="0" meta:page-count="9" meta:paragraph-count="233" meta:word-count="2335" meta:character-count="11658"/>
  </office:meta>
</office:document-meta>
</file>